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put file design for MWTS</text:p>
      <text:h text:style-name="Heading_20_1" text:outline-level="1">Desired characteristics</text:h>
      <text:p text:style-name="Standard">Easily human readable</text:p>
      <text:p text:style-name="Standard">Plain text</text:p>
      <text:p text:style-name="Standard">Ability to include comments lines</text:p>
      <text:p text:style-name="Standard">Friendly to different types of white space</text:p>
      <text:p text:style-name="Standard">Structured so easy to read by DAT file creation machinery</text:p>
      <text:p text:style-name="Standard">Designed with Python in mind as the reading machinery platform</text:p>
      <text:p text:style-name="Standard">Lends itself to validation via input machinery</text:p>
      <text:p text:style-name="Standard">Decision: YAML</text:p>
      <text:h text:style-name="Heading_20_1" text:outline-level="1">Issues</text:h>
      <text:p text:style-name="Standard">How to deal with fact that to read some files (such as the DMD and MIN) we need to know things like number of weeks and time bin size. In original SS, we simply made sure we read such general problem data first and then passed the relevant info to the relevant reader sub.</text:p>
      <text:h text:style-name="Heading_20_1" text:outline-level="1">ToDo</text:h>
      <text:p text:style-name="Standard">Add Try/Except logic for file opening</text:p>
      <text:h text:style-name="Heading_20_1" text:outline-level="1">Potential input files</text:h>
      <text:h text:style-name="Heading_20_2" text:outline-level="2">Misc parameters</text:h>
      <text:p text:style-name="Standard">Is model in any way hard coded to half-hour bins or can we generalize and include bin size as an input parameter?</text:p>
      <text:p text:style-name="Standard">If we have flexible bin size, need to think about implications for tour type mix file format (and other files that are “by bin” such as demand, ash).</text:p>
      <text:p text:style-name="Standard">Number of weeks in the planning horizon</text:p>
      <text:p text:style-name="Standard">Understaffing cost function params.</text:p>
      <text:p text:style-name="Standard"><text:soft-page-break/>Start window width(s) – did I generalize this? If so, will this go into tour type mix file? No, not generalized yet but seems like it needs to be.</text:p>
      <text:p text:style-name="Standard">Budget</text:p>
      <text:p text:style-name="Standard">Part-time definition and part time limits</text:p>
      <text:p text:style-name="Standard"/>
      <text:h text:style-name="Heading_20_2" text:outline-level="2">Demand</text:h>
      <text:p text:style-name="Standard">Demand and min files do not need to change. Created a single procedure to read either of these and spit out the GMPL code to a file.</text:p>
      <text:h text:style-name="Heading_20_2" text:outline-level="2">Tour type mix</text:h>
      <text:h text:style-name="Heading_20_2" text:outline-level="2">Allowable shift start times</text:h>
      <text:h text:style-name="Heading_20_2" text:outline-level="2">Weekends worked patterns</text:h>
      <text:h text:style-name="Heading_20_2" text:outline-level="2">Weekend related side constraints</text:h>
      <text:h text:style-name="Heading_20_2" text:outline-level="2">Tour type side constraints</text:h>
      <text:h text:style-name="Heading_20_1" text:outline-level="1">Design patterns for input files and related machinery</text:h>
      <text:p text:style-name="Standard">Interesting discussion at <text:a xlink:type="simple" xlink:href="http://www.landis-ii.org/project/lime/parameter-patterns">http://www.landis-ii.org/project/lime/parameter-patterns</text:a> in a project related to forest landscape simulation(!). </text:p>
      <text:p text:style-name="Standard">Separate classes for readers and validators</text:p>
      <text:p text:style-name="Standard">Python has ConfigParser module for dealing with ini style files</text:p>
      <text:p text:style-name="Standard"><text:a xlink:type="simple" xlink:href="http://www.doughellmann.com/PyMOTW/ConfigParser/">http://www.doughellmann.com/PyMOTW/ConfigParser/</text:a> </text:p>
      <text:p text:style-name="Standard">JSON and YAML seem to get mentioned as options for this kind of stuff in the Python world</text:p>
      <text:p text:style-name="Standard">Pyomo (an AML implemented in Python) uses YAML for its solution fi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ken</meta:initial-creator>
    <dc:creator>mark </dc:creator>
    <meta:editing-cycles>12</meta:editing-cycles>
    <meta:creation-date>2011-09-22T20:03:00</meta:creation-date>
    <dc:date>2011-12-23T13:09:39</dc:date>
    <meta:editing-duration>PT34M57S</meta:editing-duration>
    <meta:generator>LibreOffice/3.4$Unix LibreOffice_project/340m1$Build-402</meta:generator>
    <meta:document-statistic meta:table-count="0" meta:image-count="0" meta:object-count="0" meta:page-count="2" meta:paragraph-count="37" meta:word-count="330" meta:character-count="1984" meta:non-whitespace-character-count="1689"/>
    <meta:user-defined meta:name="AppVersion">12.0000</meta:user-defined>
    <meta:user-defined meta:name="Company">Oakland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